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95a" officeooo:paragraph-rsid="00045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HE PROJECT WORKS</text:p>
      <text:p text:style-name="P1"/>
      <text:p text:style-name="P1">HOW TO COMPILE AND RUN THE CODE</text:p>
      <text:p text:style-name="P1"/>
      <text:p text:style-name="P1">DESIGN TRADE OFF ASSUMED AND MADE</text:p>
      <text:p text:style-name="P1"/>
      <text:p text:style-name="P1">IMPROVEMENTS AND EXTENSIONS</text:p>
      <text:p text:style-name="P1"/>
      <text:p text:style-name="P1"><text:s/>OUTPUT PRODUC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21:33:48.759636142</meta:creation-date>
    <dc:date>2019-10-04T22:17:09.198228270</dc:date>
    <meta:editing-duration>PT40S</meta:editing-duration>
    <meta:editing-cycles>1</meta:editing-cycles>
    <meta:document-statistic meta:table-count="0" meta:image-count="0" meta:object-count="0" meta:page-count="1" meta:paragraph-count="5" meta:word-count="22" meta:character-count="128" meta:non-whitespace-character-count="110"/>
    <meta:generator>LibreOffice/6.0.7.3$Linux_X86_64 LibreOffice_project/00m0$Build-3</meta:generator>
  </office:meta>
</office:document-meta>
</file>